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7188in"/>
    </style:style>
    <style:style style:name="Table1.B" style:family="table-column">
      <style:table-column-properties style:column-width="2.7104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0.6104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1.05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Heading">
      <style:text-properties officeooo:paragraph-rsid="0012fc35"/>
    </style:style>
    <style:style style:name="P2" style:family="paragraph" style:parent-style-name="Text_20_body" style:list-style-name="L1"/>
    <style:style style:name="T1" style:family="text">
      <style:text-properties officeooo:rsid="0012fc3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Data Collection and Preprocessing Phase</text:span></text:h>
      <text:p text:style-name="Text_20_body"><text:span text:style-name="Strong_20_Emphasis">Date:</text:span> 31 July 2025<text:line-break/><text:span text:style-name="Strong_20_Emphasis">SkillWallet ID:</text:span> SWUID20240141492<text:line-break/><text:span text:style-name="Strong_20_Emphasis">Project Title:</text:span> Employee Performance Prediction using Machine Learning</text:p>
      <text:p text:style-name="Horizontal_20_Line"/>
      <text:h text:style-name="Heading_20_3" text:outline-level="3"><text:span text:style-name="Strong_20_Emphasis">Maximum Marks:</text:span> 2 Marks</text:h>
      <text:h text:style-name="Heading_20_2" text:outline-level="2"><text:span text:style-name="Strong_20_Emphasis">Data Collection Plan &amp; Raw Data Sources Identification Report</text:span></text:h>
      <text:h text:style-name="Heading_20_3" text:outline-level="3"><text:span text:style-name="Strong_20_Emphasis">Data Collection Plan:</text:span></text:h>
      <text:h text:style-name="Heading_20_4" text:outline-level="4"><text:span text:style-name="Strong_20_Emphasis">Project Overview:</text:span></text:h>
      <text:p text:style-name="Text_20_body">This machine learning project aims to predict employee performance scores using historical productivity data. The dataset includes features such as <text:span text:style-name="Strong_20_Emphasis">quarter, department, targeted productivity, overtime, incentive, idle time, and team size</text:span>, enabling accurate performance prediction. This model will assist HR teams in identifying high and low performers and improving workforce management.</text:p>
      <text:h text:style-name="Heading_20_4" text:outline-level="4"><text:span text:style-name="Strong_20_Emphasis">Data Collection Plan:</text:span></text:h>
      <text:list text:style-name="L1">
        <text:list-item>
          <text:p text:style-name="P2">Search for datasets related to <text:span text:style-name="Strong_20_Emphasis">employee productivity and HR performance metrics</text:span>.</text:p>
        </text:list-item>
        <text:list-item>
          <text:p text:style-name="P2">Prioritize datasets with <text:span text:style-name="Strong_20_Emphasis">detailed workforce-related features</text:span> (productivity scores, overtime, idle time).</text:p>
        </text:list-item>
        <text:list-item>
          <text:p text:style-name="P2">Select data from <text:span text:style-name="Strong_20_Emphasis">reliable sources</text:span> like Kaggle HR and productivity datasets.</text:p>
        </text:list-item>
        <text:list-item>
          <text:p text:style-name="P2">Ensure datasets contain <text:span text:style-name="Strong_20_Emphasis">enough samples for model training and validation</text:span>.</text:p>
        </text:list-item>
      </text:list>
      <text:p text:style-name="Horizontal_20_Line"/>
      <text:h text:style-name="Heading_20_3" text:outline-level="3"><text:span text:style-name="Strong_20_Emphasis">Raw Data Sources Identified:</text:span></text:h>
      <text:p text:style-name="Text_20_body">The raw dataset for this project is sourced from <text:span text:style-name="Strong_20_Emphasis">Kaggle</text:span>, focusing on garment manufacturing employee productivity records, which can be generalized for employee performance modeling.</text:p>
      <text:p text:style-name="Horizontal_20_Line"/>
      <text:h text:style-name="Heading_20_3" text:outline-level="3"><text:span text:style-name="Strong_20_Emphasis">Raw Data Sources Report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text:span text:style-name="Strong_20_Emphasis">Source Nam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P1"><text:span text:style-name="Strong_20_Emphasis"><text:span text:style-name="T1">Name</text:span></text:span></text:p>
            </table:table-cell>
            <table:table-cell table:style-name="Table1.A1" office:value-type="string">
              <text:p text:style-name="Table_20_Heading"><text:span text:style-name="Strong_20_Emphasis">Format</text:span></text:p>
            </table:table-cell>
            <table:table-cell table:style-name="Table1.A1" office:value-type="string">
              <text:p text:style-name="Table_20_Heading"><text:span text:style-name="Strong_20_Emphasis">Size</text:span></text:p>
            </table:table-cell>
            <table:table-cell table:style-name="Table1.A1" office:value-type="string">
              <text:p text:style-name="Table_20_Heading"><text:span text:style-name="Strong_20_Emphasis">Access Permission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Kaggle Dataset</text:span></text:p>
          </table:table-cell>
          <table:table-cell table:style-name="Table1.A1" office:value-type="string">
            <text:p text:style-name="Table_20_Contents">Contains employee work records including <text:span text:style-name="Strong_20_Emphasis">quarter, department, targeted productivity, SMV, overtime, incentive, idle time, and performance scores</text:span>.</text:p>
          </table:table-cell>
          <table:table-cell table:style-name="Table1.A1" office:value-type="string">
            <text:p text:style-name="Table_20_Contents">Garment Worker Productivity Dataset</text:p>
          </table:table-cell>
          <table:table-cell table:style-name="Table1.A1" office:value-type="string">
            <text:p text:style-name="Table_20_Contents">CSV</text:p>
          </table:table-cell>
          <table:table-cell table:style-name="Table1.A1" office:value-type="string">
            <text:p text:style-name="Table_20_Contents">~6 MB</text:p>
          </table:table-cell>
          <table:table-cell table:style-name="Table1.A1" office:value-type="string">
            <text:p text:style-name="Table_20_Contents">Free Public Acce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22:41:15.413328612</meta:creation-date>
    <dc:date>2025-07-31T22:42:06.789108239</dc:date>
    <meta:editing-duration>PT52S</meta:editing-duration>
    <meta:editing-cycles>1</meta:editing-cycles>
    <meta:document-statistic meta:table-count="1" meta:image-count="0" meta:object-count="0" meta:page-count="1" meta:paragraph-count="27" meta:word-count="209" meta:character-count="1532" meta:non-whitespace-character-count="1354"/>
    <meta:generator>LibreOffice/24.2.7.2$Linux_X86_64 LibreOffice_project/420$Build-2</meta:generator>
  </office:meta>
</office:document-meta>
</file>